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e26" officeooo:paragraph-rsid="00023e26"/>
    </style:style>
    <style:style style:name="T1" style:family="text">
      <style:text-properties officeooo:rsid="00040afa"/>
    </style:style>
    <style:style style:name="T2" style:family="text">
      <style:text-properties officeooo:rsid="0004740f"/>
    </style:style>
    <style:style style:name="T3" style:family="text">
      <style:text-properties officeooo:rsid="00057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ape IA en R</text:p>
      <text:p text:style-name="P1"/>
      <text:p text:style-name="P1">- Récupération des données</text:p>
      <text:p text:style-name="P1">- Transformation des données ( i.e transformation des données qualitatives en quantitative )</text:p>
      <text:p text:style-name="P1">- Créer les bases de test et d’entraînement ( souvent : 2/3 train, 1/3 test )</text:p>
      <text:p text:style-name="P1">- <text:span text:style-name="T1">Centrer réduire les données ( ne pas oublier de garder la moyenne et l’écart type des données de bases, pour pouvoir interpréter les résultats )</text:span></text:p>
      <text:p text:style-name="P1"/>
      <text:p text:style-name="P1">- <text:span text:style-name="T1">On calcul le model selon la méthode que l’on veut (NN, rf, tree)</text:span></text:p>
      <text:p text:style-name="P1"/>
      <text:p text:style-name="P1">- <text:span text:style-name="T2">Calcul de l’erreur de prédiction :</text:span></text:p>
      <text:p text:style-name="P1"><text:tab/>- <text:span text:style-name="T2">Récupération de la matrice de confusion</text:span></text:p>
      <text:p text:style-name="P1"><text:tab/>- <text:span text:style-name="T3">erreur de prédiction = 1 – sum(diag(MatConf)/sum(MatConf)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9:46:52.786503917</meta:creation-date>
    <dc:date>2021-12-15T19:56:27.523001753</dc:date>
    <meta:editing-duration>PT9M3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9" meta:word-count="98" meta:character-count="559" meta:non-whitespace-character-count="467"/>
  </office:meta>
</office:document-meta>
</file>